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368in" style:rel-column-width="81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rsid="00bc9e95" officeooo:paragraph-rsid="00bc9e95"/>
    </style:style>
    <style:style style:name="P2" style:family="paragraph" style:parent-style-name="Heading_20_3">
      <style:paragraph-properties fo:break-before="page"/>
      <style:text-properties officeooo:paragraph-rsid="0059c9ae"/>
    </style:style>
    <style:style style:name="P3" style:family="paragraph" style:parent-style-name="Standard">
      <style:text-properties officeooo:rsid="000e1fd7" officeooo:paragraph-rsid="000e1fd7"/>
    </style:style>
    <style:style style:name="P4" style:family="paragraph" style:parent-style-name="Standard">
      <style:text-properties officeooo:rsid="000e1fd7" officeooo:paragraph-rsid="000f2cd6"/>
    </style:style>
    <style:style style:name="P5" style:family="paragraph" style:parent-style-name="Standard">
      <style:text-properties officeooo:paragraph-rsid="0014681d"/>
    </style:style>
    <style:style style:name="P6" style:family="paragraph" style:parent-style-name="Standard">
      <style:text-properties fo:color="#000000" officeooo:rsid="000e1fd7" officeooo:paragraph-rsid="00190463"/>
    </style:style>
    <style:style style:name="P7" style:family="paragraph" style:parent-style-name="Standard">
      <style:text-properties fo:color="#000000" officeooo:rsid="001ad838" officeooo:paragraph-rsid="001ad838"/>
    </style:style>
    <style:style style:name="P8" style:family="paragraph" style:parent-style-name="Standard">
      <style:text-properties fo:color="#000000" officeooo:rsid="001b7de5" officeooo:paragraph-rsid="001b7de5"/>
    </style:style>
    <style:style style:name="P9" style:family="paragraph" style:parent-style-name="Standard">
      <style:text-properties fo:color="#000000" officeooo:rsid="001cbc98" officeooo:paragraph-rsid="001cbc98"/>
    </style:style>
    <style:style style:name="P10" style:family="paragraph" style:parent-style-name="Standard">
      <style:text-properties fo:color="#000000" officeooo:rsid="001cbc98" officeooo:paragraph-rsid="001f0fe6"/>
    </style:style>
    <style:style style:name="P11" style:family="paragraph" style:parent-style-name="Standard">
      <style:text-properties fo:color="#000000" officeooo:rsid="001cbc98" officeooo:paragraph-rsid="001fcedd"/>
    </style:style>
    <style:style style:name="P12" style:family="paragraph" style:parent-style-name="Standard">
      <style:text-properties fo:color="#000000" officeooo:rsid="001cbc98" officeooo:paragraph-rsid="00268644"/>
    </style:style>
    <style:style style:name="P13" style:family="paragraph" style:parent-style-name="Standard">
      <style:text-properties fo:color="#000000" officeooo:rsid="001d21c2" officeooo:paragraph-rsid="001d21c2"/>
    </style:style>
    <style:style style:name="P14" style:family="paragraph" style:parent-style-name="Standard">
      <style:text-properties fo:color="#000000" officeooo:rsid="001d21c2" officeooo:paragraph-rsid="001f0fe6"/>
    </style:style>
    <style:style style:name="P15" style:family="paragraph" style:parent-style-name="Standard">
      <style:text-properties fo:color="#000000" officeooo:rsid="001d21c2" officeooo:paragraph-rsid="0029bec5"/>
    </style:style>
    <style:style style:name="P16" style:family="paragraph" style:parent-style-name="Standard">
      <style:text-properties fo:color="#000000" officeooo:rsid="001d21c2" officeooo:paragraph-rsid="00312adb"/>
    </style:style>
    <style:style style:name="P17" style:family="paragraph" style:parent-style-name="Standard">
      <style:text-properties fo:color="#000000" officeooo:rsid="001d21c2" officeooo:paragraph-rsid="003867e0"/>
    </style:style>
    <style:style style:name="P18" style:family="paragraph" style:parent-style-name="Standard">
      <style:text-properties fo:color="#000000" officeooo:rsid="001d21c2" officeooo:paragraph-rsid="003e9909"/>
    </style:style>
    <style:style style:name="P19" style:family="paragraph" style:parent-style-name="Standard">
      <style:text-properties officeooo:rsid="001b7de5" officeooo:paragraph-rsid="001b7de5"/>
    </style:style>
    <style:style style:name="P20" style:family="paragraph" style:parent-style-name="Standard">
      <style:text-properties officeooo:rsid="0059c9ae" officeooo:paragraph-rsid="0059c9ae"/>
    </style:style>
    <style:style style:name="P21" style:family="paragraph" style:parent-style-name="Standard">
      <style:text-properties officeooo:rsid="005ca614" officeooo:paragraph-rsid="005ca614"/>
    </style:style>
    <style:style style:name="P22" style:family="paragraph" style:parent-style-name="Standard">
      <style:text-properties officeooo:rsid="005ca614" officeooo:paragraph-rsid="0064dc4d"/>
    </style:style>
    <style:style style:name="P23" style:family="paragraph" style:parent-style-name="Standard">
      <style:text-properties officeooo:rsid="005ca614" officeooo:paragraph-rsid="00663d3c"/>
    </style:style>
    <style:style style:name="P24" style:family="paragraph" style:parent-style-name="Standard">
      <style:text-properties officeooo:rsid="005ca614" officeooo:paragraph-rsid="00668411"/>
    </style:style>
    <style:style style:name="P25" style:family="paragraph" style:parent-style-name="Standard">
      <style:text-properties officeooo:rsid="0067c6dc" officeooo:paragraph-rsid="0067c6dc"/>
    </style:style>
    <style:style style:name="P26" style:family="paragraph" style:parent-style-name="Standard">
      <style:text-properties officeooo:rsid="0067c6dc" officeooo:paragraph-rsid="006c4d61"/>
    </style:style>
    <style:style style:name="P27" style:family="paragraph" style:parent-style-name="Standard">
      <style:text-properties officeooo:rsid="0069cf6b" officeooo:paragraph-rsid="0069cf6b"/>
    </style:style>
    <style:style style:name="P28" style:family="paragraph" style:parent-style-name="Standard">
      <style:text-properties officeooo:rsid="006a7d72" officeooo:paragraph-rsid="006a7d72"/>
    </style:style>
    <style:style style:name="P29" style:family="paragraph" style:parent-style-name="Standard">
      <style:text-properties officeooo:rsid="00749c87" officeooo:paragraph-rsid="00749c87"/>
    </style:style>
    <style:style style:name="P30" style:family="paragraph" style:parent-style-name="Standard">
      <style:text-properties officeooo:paragraph-rsid="00668411"/>
    </style:style>
    <style:style style:name="P31" style:family="paragraph" style:parent-style-name="Standard">
      <style:text-properties officeooo:rsid="00813d6b" officeooo:paragraph-rsid="00813d6b"/>
    </style:style>
    <style:style style:name="P32" style:family="paragraph" style:parent-style-name="Standard">
      <style:text-properties officeooo:rsid="0081ca74" officeooo:paragraph-rsid="0081ca74"/>
    </style:style>
    <style:style style:name="P33" style:family="paragraph" style:parent-style-name="Standard">
      <style:text-properties officeooo:rsid="00827187" officeooo:paragraph-rsid="00827187"/>
    </style:style>
    <style:style style:name="P34" style:family="paragraph" style:parent-style-name="Standard">
      <style:text-properties officeooo:rsid="0084aab7" officeooo:paragraph-rsid="0084aab7"/>
    </style:style>
    <style:style style:name="P35" style:family="paragraph" style:parent-style-name="Standard">
      <style:text-properties officeooo:rsid="0084aab7" officeooo:paragraph-rsid="008d7fed"/>
    </style:style>
    <style:style style:name="P36" style:family="paragraph" style:parent-style-name="Standard">
      <style:text-properties officeooo:rsid="0085b5b8" officeooo:paragraph-rsid="0085b5b8"/>
    </style:style>
    <style:style style:name="P37" style:family="paragraph" style:parent-style-name="Standard">
      <style:text-properties officeooo:rsid="0085b5b8" officeooo:paragraph-rsid="008f5aa8"/>
    </style:style>
    <style:style style:name="P38" style:family="paragraph" style:parent-style-name="Standard">
      <style:text-properties officeooo:rsid="0085d4d7" officeooo:paragraph-rsid="0085d4d7"/>
    </style:style>
    <style:style style:name="P39" style:family="paragraph" style:parent-style-name="Standard">
      <style:text-properties officeooo:paragraph-rsid="009748b9"/>
    </style:style>
    <style:style style:name="P40" style:family="paragraph" style:parent-style-name="Standard">
      <style:text-properties officeooo:rsid="00ae96b0" officeooo:paragraph-rsid="00ae96b0"/>
    </style:style>
    <style:style style:name="P41" style:family="paragraph" style:parent-style-name="Standard">
      <style:text-properties officeooo:rsid="00b045b2" officeooo:paragraph-rsid="00b045b2"/>
    </style:style>
    <style:style style:name="P42" style:family="paragraph" style:parent-style-name="Standard">
      <style:text-properties fo:color="#ff0000" officeooo:paragraph-rsid="00a7d896"/>
    </style:style>
    <style:style style:name="P43" style:family="paragraph" style:parent-style-name="Standard">
      <style:text-properties officeooo:paragraph-rsid="00c6c6d9"/>
    </style:style>
    <style:style style:name="P44" style:family="paragraph" style:parent-style-name="Table_20_Contents">
      <style:text-properties officeooo:rsid="00c07b89" officeooo:paragraph-rsid="00c07b89"/>
    </style:style>
    <style:style style:name="P45" style:family="paragraph" style:parent-style-name="Table_20_Contents">
      <style:text-properties officeooo:rsid="00c07b89" officeooo:paragraph-rsid="00c6c6d9"/>
    </style:style>
    <style:style style:name="P46" style:family="paragraph" style:parent-style-name="Table_20_Contents">
      <style:text-properties officeooo:rsid="00c0c2ea" officeooo:paragraph-rsid="00c0c2ea"/>
    </style:style>
    <style:style style:name="P47" style:family="paragraph" style:parent-style-name="Table_20_Contents">
      <style:text-properties officeooo:paragraph-rsid="00c6c6d9"/>
    </style:style>
    <style:style style:name="P48" style:family="paragraph" style:parent-style-name="Table_20_Contents">
      <style:text-properties officeooo:rsid="00c912da" officeooo:paragraph-rsid="00c912da"/>
    </style:style>
    <style:style style:name="P49" style:family="paragraph" style:parent-style-name="Table_20_Contents">
      <style:text-properties officeooo:rsid="00ca84e1" officeooo:paragraph-rsid="00ca84e1"/>
    </style:style>
    <style:style style:name="P50" style:family="paragraph" style:parent-style-name="Table_20_Contents">
      <style:text-properties officeooo:rsid="00cc1f0c" officeooo:paragraph-rsid="00cc1f0c"/>
    </style:style>
    <style:style style:name="P51" style:family="paragraph" style:parent-style-name="Table_20_Contents">
      <style:text-properties officeooo:rsid="00ccf1a6" officeooo:paragraph-rsid="00ccf1a6"/>
    </style:style>
    <style:style style:name="P52" style:family="paragraph" style:parent-style-name="Table_20_Contents">
      <style:text-properties officeooo:rsid="00ce9d6c" officeooo:paragraph-rsid="00ce9d6c"/>
    </style:style>
    <style:style style:name="P53" style:family="paragraph" style:parent-style-name="Table_20_Contents">
      <style:text-properties officeooo:rsid="00cf0775" officeooo:paragraph-rsid="00cf0775"/>
    </style:style>
    <style:style style:name="P54" style:family="paragraph" style:parent-style-name="Table_20_Contents">
      <style:text-properties officeooo:rsid="00d0eb0c" officeooo:paragraph-rsid="00d0eb0c"/>
    </style:style>
    <style:style style:name="P55" style:family="paragraph" style:parent-style-name="Table_20_Contents">
      <style:text-properties officeooo:rsid="00db516d" officeooo:paragraph-rsid="00db516d"/>
    </style:style>
    <style:style style:name="P56" style:family="paragraph" style:parent-style-name="Table_20_Contents">
      <style:text-properties officeooo:rsid="00e1107d" officeooo:paragraph-rsid="00e1107d"/>
    </style:style>
    <style:style style:name="P57" style:family="paragraph" style:parent-style-name="Table_20_Contents">
      <style:text-properties officeooo:rsid="00f29d77" officeooo:paragraph-rsid="00f29d77"/>
    </style:style>
    <style:style style:name="P58" style:family="paragraph" style:parent-style-name="Table_20_Contents">
      <style:text-properties officeooo:rsid="00f77c65" officeooo:paragraph-rsid="00f77c65"/>
    </style:style>
    <style:style style:name="P59" style:family="paragraph" style:parent-style-name="Table_20_Contents">
      <style:text-properties officeooo:rsid="00fc207e" officeooo:paragraph-rsid="00fc207e"/>
    </style:style>
    <style:style style:name="P60" style:family="paragraph" style:parent-style-name="Text_20_body">
      <style:text-properties officeooo:rsid="00bdb575" officeooo:paragraph-rsid="00bdb575"/>
    </style:style>
    <style:style style:name="P61" style:family="paragraph" style:parent-style-name="Text_20_body">
      <style:text-properties officeooo:rsid="00c07b89" officeooo:paragraph-rsid="00c07b89"/>
    </style:style>
    <style:style style:name="P62" style:family="paragraph" style:parent-style-name="Text_20_body">
      <style:text-properties officeooo:rsid="00c2b4cb" officeooo:paragraph-rsid="00c6c6d9"/>
    </style:style>
    <style:style style:name="P63" style:family="paragraph" style:parent-style-name="Text_20_body">
      <style:text-properties officeooo:paragraph-rsid="00c2b4cb"/>
    </style:style>
    <style:style style:name="P64" style:family="paragraph" style:parent-style-name="Text_20_body">
      <style:text-properties officeooo:paragraph-rsid="00e21457"/>
    </style:style>
    <style:style style:name="P65" style:family="paragraph" style:parent-style-name="Text_20_body">
      <style:paragraph-properties fo:break-before="page"/>
      <style:text-properties officeooo:rsid="00c2b4cb" officeooo:paragraph-rsid="00c6c6d9"/>
    </style:style>
    <style:style style:name="T1" style:family="text">
      <style:text-properties officeooo:rsid="000cbcbb"/>
    </style:style>
    <style:style style:name="T2" style:family="text">
      <style:text-properties officeooo:rsid="000e1fd7"/>
    </style:style>
    <style:style style:name="T3" style:family="text">
      <style:text-properties officeooo:rsid="000f2cd6"/>
    </style:style>
    <style:style style:name="T4" style:family="text">
      <style:text-properties officeooo:rsid="00123718"/>
    </style:style>
    <style:style style:name="T5" style:family="text">
      <style:text-properties officeooo:rsid="0013ae47"/>
    </style:style>
    <style:style style:name="T6" style:family="text">
      <style:text-properties officeooo:rsid="0014681d"/>
    </style:style>
    <style:style style:name="T7" style:family="text">
      <style:text-properties officeooo:rsid="00169638"/>
    </style:style>
    <style:style style:name="T8" style:family="text">
      <style:text-properties fo:color="#ff0000"/>
    </style:style>
    <style:style style:name="T9" style:family="text">
      <style:text-properties fo:color="#ff0000" officeooo:rsid="003e9909"/>
    </style:style>
    <style:style style:name="T10" style:family="text">
      <style:text-properties fo:color="#ff0000" officeooo:rsid="0045cf63"/>
    </style:style>
    <style:style style:name="T11" style:family="text">
      <style:text-properties fo:color="#ff0000" officeooo:rsid="00474237"/>
    </style:style>
    <style:style style:name="T12" style:family="text">
      <style:text-properties fo:color="#ff0000" officeooo:rsid="003aab9c"/>
    </style:style>
    <style:style style:name="T13" style:family="text">
      <style:text-properties fo:color="#ff0000" officeooo:rsid="00404e23"/>
    </style:style>
    <style:style style:name="T14" style:family="text">
      <style:text-properties fo:color="#ff0000" officeooo:rsid="003bf68b"/>
    </style:style>
    <style:style style:name="T15" style:family="text">
      <style:text-properties fo:color="#ff0000" officeooo:rsid="003cf106"/>
    </style:style>
    <style:style style:name="T16" style:family="text">
      <style:text-properties fo:color="#ff0000" officeooo:rsid="0033935c"/>
    </style:style>
    <style:style style:name="T17" style:family="text">
      <style:text-properties fo:color="#ff0000" officeooo:rsid="003f7bae"/>
    </style:style>
    <style:style style:name="T18" style:family="text">
      <style:text-properties fo:color="#ff0000" officeooo:rsid="003635ea"/>
    </style:style>
    <style:style style:name="T19" style:family="text">
      <style:text-properties fo:color="#ff0000" officeooo:rsid="00347bc2"/>
    </style:style>
    <style:style style:name="T20" style:family="text">
      <style:text-properties fo:color="#ff0000" officeooo:rsid="002a0dc1"/>
    </style:style>
    <style:style style:name="T21" style:family="text">
      <style:text-properties fo:color="#ff0000" officeooo:rsid="0035a198"/>
    </style:style>
    <style:style style:name="T22" style:family="text">
      <style:text-properties fo:color="#ff0000" officeooo:rsid="002a97b6"/>
    </style:style>
    <style:style style:name="T23" style:family="text">
      <style:text-properties fo:color="#ff0000" officeooo:rsid="00268644"/>
    </style:style>
    <style:style style:name="T24" style:family="text">
      <style:text-properties fo:color="#ff0000" officeooo:rsid="00278b38"/>
    </style:style>
    <style:style style:name="T25" style:family="text">
      <style:text-properties fo:color="#ff0000" officeooo:rsid="002890fb"/>
    </style:style>
    <style:style style:name="T26" style:family="text">
      <style:text-properties fo:color="#2a6099"/>
    </style:style>
    <style:style style:name="T27" style:family="text">
      <style:text-properties fo:color="#3faf46"/>
    </style:style>
    <style:style style:name="T28" style:family="text">
      <style:text-properties officeooo:rsid="00190463"/>
    </style:style>
    <style:style style:name="T29" style:family="text">
      <style:text-properties officeooo:rsid="001936bb"/>
    </style:style>
    <style:style style:name="T30" style:family="text">
      <style:text-properties officeooo:rsid="001971a6"/>
    </style:style>
    <style:style style:name="T31" style:family="text">
      <style:text-properties officeooo:rsid="001977f2"/>
    </style:style>
    <style:style style:name="T32" style:family="text">
      <style:text-properties officeooo:rsid="001cbc98"/>
    </style:style>
    <style:style style:name="T33" style:family="text">
      <style:text-properties officeooo:rsid="001f0fe6"/>
    </style:style>
    <style:style style:name="T34" style:family="text">
      <style:text-properties officeooo:rsid="001fcedd"/>
    </style:style>
    <style:style style:name="T35" style:family="text">
      <style:text-properties officeooo:rsid="002295d7"/>
    </style:style>
    <style:style style:name="T36" style:family="text">
      <style:text-properties officeooo:rsid="0025abb1"/>
    </style:style>
    <style:style style:name="T37" style:family="text">
      <style:text-properties officeooo:rsid="00264f24"/>
    </style:style>
    <style:style style:name="T38" style:family="text">
      <style:text-properties officeooo:rsid="00268644"/>
    </style:style>
    <style:style style:name="T39" style:family="text">
      <style:text-properties officeooo:rsid="002890fb"/>
    </style:style>
    <style:style style:name="T40" style:family="text">
      <style:text-properties officeooo:rsid="0029bec5"/>
    </style:style>
    <style:style style:name="T41" style:family="text">
      <style:text-properties officeooo:rsid="002a0dc1"/>
    </style:style>
    <style:style style:name="T42" style:family="text">
      <style:text-properties officeooo:rsid="002e1d59"/>
    </style:style>
    <style:style style:name="T43" style:family="text">
      <style:text-properties officeooo:rsid="00312adb"/>
    </style:style>
    <style:style style:name="T44" style:family="text">
      <style:text-properties officeooo:rsid="0032a574"/>
    </style:style>
    <style:style style:name="T45" style:family="text">
      <style:text-properties officeooo:rsid="00330318"/>
    </style:style>
    <style:style style:name="T46" style:family="text">
      <style:text-properties officeooo:rsid="0033935c"/>
    </style:style>
    <style:style style:name="T47" style:family="text">
      <style:text-properties officeooo:rsid="0035a198"/>
    </style:style>
    <style:style style:name="T48" style:family="text">
      <style:text-properties officeooo:rsid="003635ea"/>
    </style:style>
    <style:style style:name="T49" style:family="text">
      <style:text-properties officeooo:rsid="0036fff1"/>
    </style:style>
    <style:style style:name="T50" style:family="text">
      <style:text-properties officeooo:rsid="003867e0"/>
    </style:style>
    <style:style style:name="T51" style:family="text">
      <style:text-properties officeooo:rsid="0038c2db"/>
    </style:style>
    <style:style style:name="T52" style:family="text">
      <style:text-properties officeooo:rsid="003aab9c"/>
    </style:style>
    <style:style style:name="T53" style:family="text">
      <style:text-properties officeooo:rsid="003cf106"/>
    </style:style>
    <style:style style:name="T54" style:family="text">
      <style:text-properties officeooo:rsid="003e9909"/>
    </style:style>
    <style:style style:name="T55" style:family="text">
      <style:text-properties officeooo:rsid="003fc5ab"/>
    </style:style>
    <style:style style:name="T56" style:family="text">
      <style:text-properties officeooo:rsid="00424866"/>
    </style:style>
    <style:style style:name="T57" style:family="text">
      <style:text-properties officeooo:rsid="004431d6"/>
    </style:style>
    <style:style style:name="T58" style:family="text">
      <style:text-properties style:font-name="Liberation Sans" fo:font-size="14.1000003814697pt" fo:font-weight="bold" officeooo:rsid="00574f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9" style:family="text">
      <style:text-properties style:font-name="Liberation Sans" fo:font-size="14.1000003814697pt" fo:font-weight="bold" officeooo:rsid="0059c9a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0" style:family="text">
      <style:text-properties style:font-name="Liberation Sans" fo:font-size="14.1000003814697pt" fo:font-weight="bold" officeooo:rsid="00bdb52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1" style:family="text">
      <style:text-properties officeooo:rsid="005b6080"/>
    </style:style>
    <style:style style:name="T62" style:family="text">
      <style:text-properties officeooo:rsid="005ca614"/>
    </style:style>
    <style:style style:name="T63" style:family="text">
      <style:text-properties officeooo:rsid="005e5ce9"/>
    </style:style>
    <style:style style:name="T64" style:family="text">
      <style:text-properties officeooo:rsid="00608256"/>
    </style:style>
    <style:style style:name="T65" style:family="text">
      <style:text-properties officeooo:rsid="0060ec0a"/>
    </style:style>
    <style:style style:name="T66" style:family="text">
      <style:text-properties officeooo:rsid="0062c42d"/>
    </style:style>
    <style:style style:name="T67" style:family="text">
      <style:text-properties officeooo:rsid="00642435"/>
    </style:style>
    <style:style style:name="T68" style:family="text">
      <style:text-properties officeooo:rsid="0064dc4d"/>
    </style:style>
    <style:style style:name="T69" style:family="text">
      <style:text-properties officeooo:rsid="00663d3c"/>
    </style:style>
    <style:style style:name="T70" style:family="text">
      <style:text-properties officeooo:rsid="00668411"/>
    </style:style>
    <style:style style:name="T71" style:family="text">
      <style:text-properties officeooo:rsid="0069c5c9"/>
    </style:style>
    <style:style style:name="T72" style:family="text">
      <style:text-properties officeooo:rsid="006a7d72"/>
    </style:style>
    <style:style style:name="T73" style:family="text">
      <style:text-properties officeooo:rsid="006c4d61"/>
    </style:style>
    <style:style style:name="T74" style:family="text">
      <style:text-properties officeooo:rsid="006d257b"/>
    </style:style>
    <style:style style:name="T75" style:family="text">
      <style:text-properties officeooo:rsid="006dbaf3"/>
    </style:style>
    <style:style style:name="T76" style:family="text">
      <style:text-properties officeooo:rsid="006e0ebc"/>
    </style:style>
    <style:style style:name="T77" style:family="text">
      <style:text-properties officeooo:rsid="006f83fd"/>
    </style:style>
    <style:style style:name="T78" style:family="text">
      <style:text-properties officeooo:rsid="00715bc1"/>
    </style:style>
    <style:style style:name="T79" style:family="text">
      <style:text-properties officeooo:rsid="0074ab84"/>
    </style:style>
    <style:style style:name="T80" style:family="text">
      <style:text-properties officeooo:rsid="007e5413"/>
    </style:style>
    <style:style style:name="T81" style:family="text">
      <style:text-properties officeooo:rsid="007f9082"/>
    </style:style>
    <style:style style:name="T82" style:family="text">
      <style:text-properties officeooo:rsid="0087b3f8"/>
    </style:style>
    <style:style style:name="T83" style:family="text">
      <style:text-properties officeooo:rsid="008a603c"/>
    </style:style>
    <style:style style:name="T84" style:family="text">
      <style:text-properties officeooo:rsid="008be397"/>
    </style:style>
    <style:style style:name="T85" style:family="text">
      <style:text-properties officeooo:rsid="008d533b"/>
    </style:style>
    <style:style style:name="T86" style:family="text">
      <style:text-properties officeooo:rsid="008d7fed"/>
    </style:style>
    <style:style style:name="T87" style:family="text">
      <style:text-properties officeooo:rsid="008ea367"/>
    </style:style>
    <style:style style:name="T88" style:family="text">
      <style:text-properties officeooo:rsid="008f5aa8"/>
    </style:style>
    <style:style style:name="T89" style:family="text">
      <style:text-properties officeooo:rsid="008f8de4"/>
    </style:style>
    <style:style style:name="T90" style:family="text">
      <style:text-properties officeooo:rsid="008fdf07"/>
    </style:style>
    <style:style style:name="T91" style:family="text">
      <style:text-properties officeooo:rsid="00903f5d"/>
    </style:style>
    <style:style style:name="T92" style:family="text">
      <style:text-properties officeooo:rsid="00920318"/>
    </style:style>
    <style:style style:name="T93" style:family="text">
      <style:text-properties officeooo:rsid="00932a33"/>
    </style:style>
    <style:style style:name="T94" style:family="text">
      <style:text-properties officeooo:rsid="00944062"/>
    </style:style>
    <style:style style:name="T95" style:family="text">
      <style:text-properties officeooo:rsid="00952108"/>
    </style:style>
    <style:style style:name="T96" style:family="text">
      <style:text-properties officeooo:rsid="00970c9d"/>
    </style:style>
    <style:style style:name="T97" style:family="text">
      <style:text-properties officeooo:rsid="009748b9"/>
    </style:style>
    <style:style style:name="T98" style:family="text">
      <style:text-properties officeooo:rsid="00985f30"/>
    </style:style>
    <style:style style:name="T99" style:family="text">
      <style:text-properties officeooo:rsid="009fe627"/>
    </style:style>
    <style:style style:name="T100" style:family="text">
      <style:text-properties officeooo:rsid="00a168a7"/>
    </style:style>
    <style:style style:name="T101" style:family="text">
      <style:text-properties officeooo:rsid="00a1856f"/>
    </style:style>
    <style:style style:name="T102" style:family="text">
      <style:text-properties officeooo:rsid="00a29e69"/>
    </style:style>
    <style:style style:name="T103" style:family="text">
      <style:text-properties officeooo:rsid="00a7d896"/>
    </style:style>
    <style:style style:name="T104" style:family="text">
      <style:text-properties officeooo:rsid="00a8f194"/>
    </style:style>
    <style:style style:name="T105" style:family="text">
      <style:text-properties officeooo:rsid="00a9ba46"/>
    </style:style>
    <style:style style:name="T106" style:family="text">
      <style:text-properties officeooo:rsid="00aea405"/>
    </style:style>
    <style:style style:name="T107" style:family="text">
      <style:text-properties officeooo:rsid="00aec539"/>
    </style:style>
    <style:style style:name="T108" style:family="text">
      <style:text-properties officeooo:rsid="00b1cae0"/>
    </style:style>
    <style:style style:name="T109" style:family="text">
      <style:text-properties officeooo:rsid="00b20391"/>
    </style:style>
    <style:style style:name="T110" style:family="text">
      <style:text-properties officeooo:rsid="00b2a092"/>
    </style:style>
    <style:style style:name="T111" style:family="text">
      <style:text-properties officeooo:rsid="00b39509"/>
    </style:style>
    <style:style style:name="T112" style:family="text">
      <style:text-properties officeooo:rsid="00b53d92"/>
    </style:style>
    <style:style style:name="T113" style:family="text">
      <style:text-properties officeooo:rsid="00b662a9"/>
    </style:style>
    <style:style style:name="T114" style:family="text">
      <style:text-properties officeooo:rsid="00b78218"/>
    </style:style>
    <style:style style:name="T115" style:family="text">
      <style:text-properties officeooo:rsid="00b97a35"/>
    </style:style>
    <style:style style:name="T116" style:family="text">
      <style:text-properties officeooo:rsid="00bea146"/>
    </style:style>
    <style:style style:name="T117" style:family="text">
      <style:text-properties officeooo:rsid="00c0c2ea"/>
    </style:style>
    <style:style style:name="T118" style:family="text">
      <style:text-properties officeooo:rsid="00c2b4cb"/>
    </style:style>
    <style:style style:name="T119" style:family="text">
      <style:text-properties officeooo:rsid="00c34f0a"/>
    </style:style>
    <style:style style:name="T120" style:family="text">
      <style:text-properties officeooo:rsid="00c3a4dd"/>
    </style:style>
    <style:style style:name="T121" style:family="text">
      <style:text-properties officeooo:rsid="00c49930"/>
    </style:style>
    <style:style style:name="T122" style:family="text">
      <style:text-properties officeooo:rsid="00c5247d"/>
    </style:style>
    <style:style style:name="T123" style:family="text">
      <style:text-properties officeooo:rsid="00c574a0"/>
    </style:style>
    <style:style style:name="T124" style:family="text">
      <style:text-properties officeooo:rsid="00d15f79"/>
    </style:style>
    <style:style style:name="T125" style:family="text">
      <style:text-properties officeooo:rsid="00d3f6d1"/>
    </style:style>
    <style:style style:name="T126" style:family="text">
      <style:text-properties officeooo:rsid="00d4a979"/>
    </style:style>
    <style:style style:name="T127" style:family="text">
      <style:text-properties officeooo:rsid="00d51391"/>
    </style:style>
    <style:style style:name="T128" style:family="text">
      <style:text-properties officeooo:rsid="00d6b91e"/>
    </style:style>
    <style:style style:name="T129" style:family="text">
      <style:text-properties officeooo:rsid="00d7c715"/>
    </style:style>
    <style:style style:name="T130" style:family="text">
      <style:text-properties officeooo:rsid="00d84553"/>
    </style:style>
    <style:style style:name="T131" style:family="text">
      <style:text-properties officeooo:rsid="00da281e"/>
    </style:style>
    <style:style style:name="T132" style:family="text">
      <style:text-properties officeooo:rsid="00dbc083"/>
    </style:style>
    <style:style style:name="T133" style:family="text">
      <style:text-properties officeooo:rsid="00e21457"/>
    </style:style>
    <style:style style:name="T134" style:family="text">
      <style:text-properties officeooo:rsid="00e29724"/>
    </style:style>
    <style:style style:name="T135" style:family="text">
      <style:text-properties officeooo:rsid="00e3610b"/>
    </style:style>
    <style:style style:name="T136" style:family="text">
      <style:text-properties officeooo:rsid="00e721fb"/>
    </style:style>
    <style:style style:name="T137" style:family="text">
      <style:text-properties officeooo:rsid="00e8bf78"/>
    </style:style>
    <style:style style:name="T138" style:family="text">
      <style:text-properties officeooo:rsid="00ea67c9"/>
    </style:style>
    <style:style style:name="T139" style:family="text">
      <style:text-properties style:text-position="super 58%" officeooo:rsid="00ea67c9"/>
    </style:style>
    <style:style style:name="T140" style:family="text">
      <style:text-properties style:text-position="super 58%" officeooo:rsid="00d6b91e"/>
    </style:style>
    <style:style style:name="T141" style:family="text">
      <style:text-properties style:text-position="super 58%" officeooo:rsid="00c2b4cb"/>
    </style:style>
    <style:style style:name="T142" style:family="text">
      <style:text-properties style:text-position="super 58%" officeooo:rsid="00e29724"/>
    </style:style>
    <style:style style:name="T143" style:family="text">
      <style:text-properties style:text-position="super 58%" officeooo:rsid="00d3f6d1"/>
    </style:style>
    <style:style style:name="T144" style:family="text">
      <style:text-properties style:text-position="super 58%" officeooo:rsid="00e3610b"/>
    </style:style>
    <style:style style:name="T145" style:family="text">
      <style:text-properties style:text-position="super 58%" officeooo:rsid="00d4a979"/>
    </style:style>
    <style:style style:name="T146" style:family="text">
      <style:text-properties style:text-position="super 58%" officeooo:rsid="00d15f79"/>
    </style:style>
    <style:style style:name="T147" style:family="text">
      <style:text-properties style:text-position="super 58%" officeooo:rsid="00d51391"/>
    </style:style>
    <style:style style:name="T148" style:family="text">
      <style:text-properties style:text-position="super 58%" officeooo:rsid="00eeb756"/>
    </style:style>
    <style:style style:name="T149" style:family="text">
      <style:text-properties style:text-position="super 58%" officeooo:rsid="00c3a4dd"/>
    </style:style>
    <style:style style:name="T150" style:family="text">
      <style:text-properties style:text-position="super 58%" officeooo:rsid="00d7c715"/>
    </style:style>
    <style:style style:name="T151" style:family="text">
      <style:text-properties style:text-position="super 58%" officeooo:rsid="00d84553"/>
    </style:style>
    <style:style style:name="T152" style:family="text">
      <style:text-properties style:text-position="super 58%" officeooo:rsid="00f4572c"/>
    </style:style>
    <style:style style:name="T153" style:family="text">
      <style:text-properties style:text-position="super 58%" officeooo:rsid="00f4a70f"/>
    </style:style>
    <style:style style:name="T154" style:family="text">
      <style:text-properties style:text-position="super 58%" officeooo:rsid="00f602c3"/>
    </style:style>
    <style:style style:name="T155" style:family="text">
      <style:text-properties officeooo:rsid="00f8c6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PI</text:h>
      <text:h text:style-name="Heading_20_3" text:outline-level="3">Exercice <text:span text:style-name="T1">4</text:span></text:h>
      <text:p text:style-name="P19">1/</text:p>
      <text:p text:style-name="Standard"><text:span text:style-name="T2">a</text:span> = 1818, b = 234</text:p>
      <text:p text:style-name="P3">1818 = 234 * 7 + 180</text:p>
      <text:p text:style-name="P3">234 = 180 * 1 + 54</text:p>
      <text:p text:style-name="P3">180 = 54 * 3 + 18</text:p>
      <text:p text:style-name="P3">54 = 18 * 3 + 0</text:p>
      <text:p text:style-name="P3"/>
      <text:p text:style-name="P3">1818 * <text:span text:style-name="T7">1</text:span> – 234 * 7 = <text:span text:style-name="T8">180</text:span></text:p>
      <text:p text:style-name="P3">234 - <text:span text:style-name="T8">180</text:span> * 1 = <text:span text:style-name="T26">54</text:span></text:p>
      <text:p text:style-name="P3">180 - <text:span text:style-name="T26">54</text:span> * 3 = <text:span text:style-name="T27">18</text:span></text:p>
      <text:p text:style-name="P3"/>
      <text:p text:style-name="P4">1818 * <text:span text:style-name="T3">1</text:span> – 234 * 7 = 180</text:p>
      <text:p text:style-name="P5"><text:span text:style-name="T2">234 * </text:span><text:span text:style-name="T5">1</text:span><text:span text:style-name="T2"> - </text:span><text:span text:style-name="T4">(</text:span><text:span text:style-name="T2">1818 * </text:span><text:span text:style-name="T3">1</text:span><text:span text:style-name="T2"> – 234 * 7</text:span><text:span text:style-name="T4">)</text:span><text:span text:style-name="T2"> * 1 = 54 </text:span><text:span text:style-name="T6">↔ </text:span><text:span text:style-name="T2">1818 * </text:span><text:span text:style-name="T6">(-</text:span><text:span text:style-name="T3">1</text:span><text:span text:style-name="T6">)</text:span><text:span text:style-name="T2"> </text:span><text:span text:style-name="T6">+</text:span><text:span text:style-name="T2"> 234 * </text:span><text:span text:style-name="T6">8</text:span><text:span text:style-name="T2"> = 54</text:span></text:p>
      <text:p text:style-name="P6">180 - 54 * 3 = 18 <text:span text:style-name="T28">↔ </text:span>1818 * <text:span text:style-name="T3">1</text:span> – 234 * 7 - <text:span text:style-name="T28">(</text:span>1818 * <text:span text:style-name="T6">(-</text:span><text:span text:style-name="T3">1</text:span><text:span text:style-name="T6">)</text:span> <text:span text:style-name="T6">+</text:span> 234 * <text:span text:style-name="T6">8</text:span><text:span text:style-name="T28">) * 3 = 18</text:span></text:p>
      <text:p text:style-name="P6"><text:tab/><text:tab/> <text:s text:c="4"/><text:span text:style-name="T29">↔ </text:span><text:span text:style-name="T30">1818 * 4 <text:s/>- </text:span><text:span text:style-name="T31">234 * 21</text:span></text:p>
      <text:p text:style-name="P7">u = 4 et v = -21</text:p>
      <text:p text:style-name="P7"/>
      <text:p text:style-name="P8">2/</text:p>
      <text:p text:style-name="P9">107 = 79 * 1 + 2<text:span text:style-name="T35">9</text:span></text:p>
      <text:p text:style-name="P9">79 = 29 * 2 + 23</text:p>
      <text:p text:style-name="P13">28 = 23 * 1 + 5</text:p>
      <text:p text:style-name="P13">23 = 5 * 4 + 3</text:p>
      <text:p text:style-name="P13">5 = 3 * 1 + 2</text:p>
      <text:p text:style-name="P13">3 = 2 * 1 + 1</text:p>
      <text:p text:style-name="P13">2 = 1 * 2 + 0</text:p>
      <text:p text:style-name="P13"/>
      <text:p text:style-name="P10">107 - 79 * 1 <text:span text:style-name="T33">=</text:span> 2<text:span text:style-name="T36">8</text:span></text:p>
      <text:p text:style-name="P10">79 - 2<text:span text:style-name="T36">8</text:span> * 2 <text:span text:style-name="T33">=</text:span> 23</text:p>
      <text:p text:style-name="P14">28 - 23 * 1 <text:span text:style-name="T33">=</text:span> 5</text:p>
      <text:p text:style-name="P14">23 - 5 * 4 <text:span text:style-name="T33">=</text:span> 3</text:p>
      <text:p text:style-name="P14">5 - 3 * 1 <text:span text:style-name="T33">=</text:span> 2</text:p>
      <text:p text:style-name="P14">3 - 2 * 1 <text:span text:style-name="T33">=</text:span> 1</text:p>
      <text:p text:style-name="P14">2 - 1 * 2 <text:span text:style-name="T33">=</text:span> 0</text:p>
      <text:p text:style-name="P14"/>
      <text:p text:style-name="P11">107 * <text:span text:style-name="T34">1</text:span> - 79 * 1 <text:span text:style-name="T33">=</text:span> 28</text:p>
      <text:p text:style-name="P12">79 - 2<text:span text:style-name="T37">8</text:span> * 2 <text:span text:style-name="T33">=</text:span> 23 <text:span text:style-name="T38">↔ 79 * 1 - (</text:span>107 * <text:span text:style-name="T34">1</text:span> - 79 * 1<text:span text:style-name="T38">) * 2 = 2</text:span><text:span text:style-name="T39">3</text:span><text:span text:style-name="T38"> ↔ </text:span><text:span text:style-name="T23">79 * 3 -107 * 2 </text:span><text:span text:style-name="T24">= 2</text:span><text:span text:style-name="T25">3</text:span></text:p>
      <text:p text:style-name="P15">28 - 23 * 1 <text:span text:style-name="T33">=</text:span> 5 <text:span text:style-name="T40">↔ </text:span><text:span text:style-name="T32">107 * </text:span><text:span text:style-name="T34">1</text:span><text:span text:style-name="T32"> - 79 * 1 - </text:span><text:span text:style-name="T40">(</text:span><text:span text:style-name="T38">79 * 3 -107 * 2</text:span><text:span text:style-name="T40">) * 1 ↔ </text:span><text:span text:style-name="T20">107 * 3 – 79 * </text:span><text:span text:style-name="T21">4 </text:span><text:span text:style-name="T22">= 5</text:span></text:p>
      <text:p text:style-name="P16">23 - 5 * 4 <text:span text:style-name="T33">=</text:span> 3 <text:span text:style-name="T42">↔ </text:span><text:span text:style-name="T38">79 * 3 -107 * 2 - </text:span><text:span text:style-name="T43">(</text:span><text:span text:style-name="T41">107 * 3 – 79 * </text:span><text:span text:style-name="T48">4</text:span><text:span text:style-name="T43">) * 4 </text:span><text:span text:style-name="T44">= 3 </text:span><text:span text:style-name="T45">↔ </text:span><text:span text:style-name="T16">79 * 1</text:span><text:span text:style-name="T17">9</text:span><text:span text:style-name="T18"> </text:span><text:span text:style-name="T16">– 107 * 14 </text:span><text:span text:style-name="T19">= 3</text:span></text:p>
      <text:p text:style-name="P17">5 - 3 * 1 <text:span text:style-name="T33">=</text:span> 2 <text:span text:style-name="T47">↔ </text:span><text:span text:style-name="T41">107 * 3 – 79 * </text:span><text:span text:style-name="T49">4 - </text:span><text:span text:style-name="T50">(</text:span><text:span text:style-name="T46">79 * 1</text:span><text:span text:style-name="T55">9</text:span><text:span text:style-name="T48"> </text:span><text:span text:style-name="T46">– 107 * 14</text:span><text:span text:style-name="T50">) * </text:span><text:span text:style-name="T51">1 </text:span><text:span text:style-name="T53">= 2</text:span><text:span text:style-name="T51"> </text:span><text:span text:style-name="T52">↔ </text:span><text:span text:style-name="T12">107 * 17 – 79 * 2</text:span><text:span text:style-name="T13">3</text:span><text:span text:style-name="T12"> </text:span><text:span text:style-name="T14">= </text:span><text:span text:style-name="T15">2</text:span></text:p>
      <text:p text:style-name="P18">3 - 2 * 1 <text:span text:style-name="T33">=</text:span> 1 <text:span text:style-name="T54">↔ <text:s/></text:span><text:span text:style-name="T46">79 * 1</text:span><text:span text:style-name="T57">9</text:span><text:span text:style-name="T48"> </text:span><text:span text:style-name="T46">– 107 * 14 - </text:span><text:span text:style-name="T54">(</text:span><text:span text:style-name="T52">107 * 17 – 79 * 2</text:span><text:span text:style-name="T56">3</text:span><text:span text:style-name="T54">) * 1 = 1 ↔ </text:span><text:span text:style-name="T9">79 * </text:span><text:span text:style-name="T10">42 – 107 * 21 </text:span><text:span text:style-name="T11">= 1</text:span></text:p>
      <text:p text:style-name="P15"/>
      <text:h text:style-name="P2" text:outline-level="3"><text:span text:style-name="T58">E</text:span><text:span text:style-name="T59">xercice </text:span><text:span text:style-name="T60">5</text:span></text:h>
      <text:p text:style-name="P20"><text:span text:style-name="T61">x</text:span> = 2 mod 5</text:p>
      <text:p text:style-name="P20">x = 3 mod 7</text:p>
      <text:p text:style-name="P20">x = 2 mod 11</text:p>
      <text:p text:style-name="P20">x = 1 mod 19</text:p>
      <text:p text:style-name="P20"/>
      <text:p text:style-name="P21">a1 = 7 * 11 * 19 = 1463 <text:tab/><text:tab/><text:span text:style-name="T67">inverse = </text:span><text:span text:style-name="T81">2</text:span><text:span text:style-name="T67"> mod 5</text:span></text:p>
      <text:p text:style-name="P22">a2 = 5 * 11 * 19 = <text:span text:style-name="T65">1045<text:tab/><text:tab/></text:span><text:span text:style-name="T67">inverse = </text:span><text:span text:style-name="T111">4</text:span><text:span text:style-name="T67"> mod </text:span><text:span text:style-name="T68">7</text:span></text:p>
      <text:p text:style-name="P23">a3 = 5 * <text:span text:style-name="T63">7</text:span> * 19 = <text:span text:style-name="T66">665<text:tab/><text:tab/><text:tab/></text:span><text:span text:style-name="T67">inverse = </text:span><text:span text:style-name="T96">9</text:span><text:span text:style-name="T67"> mod </text:span><text:span text:style-name="T69">11</text:span></text:p>
      <text:p text:style-name="P30"><text:span text:style-name="T62">a4 = </text:span><text:span text:style-name="T64">5</text:span><text:span text:style-name="T62"> * </text:span><text:span text:style-name="T64">7</text:span><text:span text:style-name="T62"> * 1</text:span><text:span text:style-name="T64">1</text:span><text:span text:style-name="T62"> = </text:span><text:span text:style-name="T66">385<text:tab/><text:tab/><text:tab/></text:span><text:span text:style-name="T67">inverse = </text:span><text:span text:style-name="T80">4</text:span><text:span text:style-name="T67"> mod </text:span><text:span text:style-name="T70">19</text:span></text:p>
      <text:p text:style-name="P24"/>
      <text:p text:style-name="P29">Calcul de l’inverse de 1045 <text:span text:style-name="T79">mod 7</text:span></text:p>
      <text:p text:style-name="P27"/>
      <text:p text:style-name="P40">1045 = <text:span text:style-name="T106">7 * 1</text:span><text:span text:style-name="T108">49</text:span><text:span text:style-name="T106"> </text:span><text:span text:style-name="T107">+ 2<text:tab/><text:tab/></text:span><text:span text:style-name="T109">1045 – 7 * 149 = 2</text:span></text:p>
      <text:p text:style-name="P41">7 = 2 * 3 + 1<text:tab/><text:tab/><text:tab/><text:span text:style-name="T110">7 – 2 * 3 = 1</text:span></text:p>
      <text:p text:style-name="P41">2 = 1 * 2 + 0</text:p>
      <text:p text:style-name="P25"/>
      <text:p text:style-name="P28">1045 * 1 – 7 * 149 = 2</text:p>
      <text:p text:style-name="P26"><text:span text:style-name="T71">7 – 2 * 3 = 1 </text:span><text:span text:style-name="T72">↔ </text:span><text:span text:style-name="T73">7 * 1 - (</text:span><text:span text:style-name="T71">1045 * </text:span><text:span text:style-name="T72">1</text:span><text:span text:style-name="T71"> - 7 * 149</text:span><text:span text:style-name="T73">) * 3 = 1 ↔ </text:span><text:span text:style-name="T74">7 * 448 – </text:span><text:span text:style-name="T75">104</text:span><text:span text:style-name="T77">5</text:span><text:span text:style-name="T75"> * </text:span><text:span text:style-name="T78">3</text:span><text:span text:style-name="T75"> </text:span><text:span text:style-name="T76">= 1</text:span></text:p>
      <text:p text:style-name="P26"/>
      <text:p text:style-name="P31">Calcul de l’inverse de 665 mod 11</text:p>
      <text:p text:style-name="P32">665 mod 11</text:p>
      <text:p text:style-name="P32"/>
      <text:p text:style-name="P34">665 = 11 * 60 + 5<text:tab/><text:span text:style-name="T83">665 – 11 * 60 </text:span><text:span text:style-name="T84">= 5</text:span></text:p>
      <text:p text:style-name="P36">11 = 5 * 2 + 1<text:tab/><text:tab/><text:span text:style-name="T85">11 – 5 * 2 = 1</text:span></text:p>
      <text:p text:style-name="P38">5 = 1 * 5 <text:span text:style-name="T82">+ 0</text:span></text:p>
      <text:p text:style-name="P33"/>
      <text:p text:style-name="P35"><text:span text:style-name="T83">665 * </text:span><text:span text:style-name="T86">1</text:span><text:span text:style-name="T83"> – 11 * 60 </text:span><text:span text:style-name="T84">= 5</text:span></text:p>
      <text:p text:style-name="P37"><text:span text:style-name="T85">11 * </text:span><text:span text:style-name="T87">1 </text:span><text:span text:style-name="T85">– 5 * 2 = 1 </text:span><text:span text:style-name="T88">↔ 11 * 1 - (</text:span><text:span text:style-name="T83">665 * </text:span><text:span text:style-name="T86">1</text:span><text:span text:style-name="T83"> – 11 * 60</text:span><text:span text:style-name="T88">) * 2 </text:span><text:span text:style-name="T89">= </text:span><text:span text:style-name="T95">1</text:span><text:span text:style-name="T89"> </text:span><text:span text:style-name="T90">↔ </text:span><text:span text:style-name="T91">11 * 121 – </text:span><text:span text:style-name="T92">665 * 2 </text:span><text:span text:style-name="T93">= </text:span><text:span text:style-name="T94">1</text:span></text:p>
      <text:p text:style-name="P37"/>
      <text:p text:style-name="P39"><text:span text:style-name="T97">X = 5852 + </text:span><text:span text:style-name="T112">12540</text:span><text:span text:style-name="T98"> + </text:span><text:span text:style-name="T99">11970 </text:span><text:span text:style-name="T100">+ </text:span><text:span text:style-name="T101">1540 </text:span><text:span text:style-name="T102">= </text:span><text:span text:style-name="T113">31902</text:span></text:p>
      <text:p text:style-name="P42"><text:span text:style-name="T114">31902</text:span><text:span text:style-name="T103"> mod </text:span><text:span text:style-name="T105">7315</text:span><text:span text:style-name="T103"> </text:span><text:span text:style-name="T104">= </text:span><text:span text:style-name="T115">2642</text:span></text:p>
      <text:p text:style-name="P42"/>
      <text:h text:style-name="P1" text:outline-level="3">Exercice 6</text:h>
      <text:p text:style-name="P60">2^129 + 3^118 <text:span text:style-name="T116">est divisible par 11 ?</text:span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44">N</text:p>
          </table:table-cell>
          <table:table-cell table:style-name="Table1.A1" office:value-type="string">
            <text:p text:style-name="P44">1</text:p>
          </table:table-cell>
          <table:table-cell table:style-name="Table1.A1" office:value-type="string">
            <text:p text:style-name="P44">2</text:p>
          </table:table-cell>
          <table:table-cell table:style-name="Table1.A1" office:value-type="string">
            <text:p text:style-name="P44">3</text:p>
          </table:table-cell>
          <table:table-cell table:style-name="Table1.A1" office:value-type="string">
            <text:p text:style-name="P44">4</text:p>
          </table:table-cell>
          <table:table-cell table:style-name="Table1.A1" office:value-type="string">
            <text:p text:style-name="P44">5</text:p>
          </table:table-cell>
          <table:table-cell table:style-name="Table1.A1" office:value-type="string">
            <text:p text:style-name="P44">6</text:p>
          </table:table-cell>
          <table:table-cell table:style-name="Table1.H1" office:value-type="string">
            <text:p text:style-name="P44">7</text:p>
          </table:table-cell>
        </table:table-row>
        <table:table-row>
          <table:table-cell table:style-name="Table1.A2" office:value-type="string">
            <text:p text:style-name="P46">2</text:p>
          </table:table-cell>
          <table:table-cell table:style-name="Table1.A2" office:value-type="string">
            <text:p text:style-name="P46">2</text:p>
          </table:table-cell>
          <table:table-cell table:style-name="Table1.A2" office:value-type="string">
            <text:p text:style-name="P46">4</text:p>
          </table:table-cell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46">16</text:p>
          </table:table-cell>
          <table:table-cell table:style-name="Table1.A2" office:value-type="string">
            <text:p text:style-name="P46">32</text:p>
          </table:table-cell>
          <table:table-cell table:style-name="Table1.A2" office:value-type="string">
            <text:p text:style-name="P46">64</text:p>
          </table:table-cell>
          <table:table-cell table:style-name="Table1.H2" office:value-type="string">
            <text:p text:style-name="P46">12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5">5</text:p>
          </table:table-cell>
          <table:table-cell table:style-name="Table1.A2" office:value-type="string">
            <text:p text:style-name="Table_20_Contents">-<text:span text:style-name="T117">1</text:span></text:p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61"/>
      <text:p text:style-name="P63"><text:span text:style-name="T118">2</text:span><text:span text:style-name="T146">5</text:span><text:span text:style-name="T141"> * </text:span><text:span text:style-name="T143">25</text:span><text:span text:style-name="T141"> + </text:span><text:span text:style-name="T145">4</text:span><text:span text:style-name="T118"> </text:span><text:span text:style-name="T119">= (2</text:span><text:span text:style-name="T148">5</text:span><text:span text:style-name="T119">)</text:span><text:span text:style-name="T147">25</text:span><text:span text:style-name="T119"> * </text:span><text:span text:style-name="T128">2</text:span><text:span text:style-name="T140">4</text:span><text:span text:style-name="T119"> </text:span><text:span text:style-name="T120">= (-1)</text:span><text:span text:style-name="T150">25</text:span><text:span text:style-name="T120"> * </text:span><text:span text:style-name="T121">2</text:span><text:span text:style-name="T151">4</text:span><text:span text:style-name="T121"> </text:span><text:span text:style-name="T122">= <text:s/>-</text:span><text:span text:style-name="T132">5 </text:span><text:span text:style-name="T123">[11]</text:span></text:p>
      <text:p text:style-name="P62"/>
      <text:p text:style-name="P65"/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45">N</text:p>
          </table:table-cell>
          <table:table-cell table:style-name="Table2.A1" office:value-type="string">
            <text:p text:style-name="P45">1</text:p>
          </table:table-cell>
          <table:table-cell table:style-name="Table2.A1" office:value-type="string">
            <text:p text:style-name="P45">2</text:p>
          </table:table-cell>
          <table:table-cell table:style-name="Table2.A1" office:value-type="string">
            <text:p text:style-name="P59">3</text:p>
          </table:table-cell>
          <table:table-cell table:style-name="Table2.A1" office:value-type="string">
            <text:p text:style-name="P45">4</text:p>
          </table:table-cell>
          <table:table-cell table:style-name="Table2.A1" office:value-type="string">
            <text:p text:style-name="P45">5</text:p>
          </table:table-cell>
          <table:table-cell table:style-name="Table2.A1" office:value-type="string">
            <text:p text:style-name="P45">6</text:p>
          </table:table-cell>
          <table:table-cell table:style-name="Table2.H1" office:value-type="string">
            <text:p text:style-name="P45">7</text:p>
          </table:table-cell>
        </table:table-row>
        <table:table-row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9">3</text:p>
          </table:table-cell>
          <table:table-cell table:style-name="Table2.A2" office:value-type="string">
            <text:p text:style-name="P50">9</text:p>
          </table:table-cell>
          <table:table-cell table:style-name="Table2.A2" office:value-type="string">
            <text:p text:style-name="P51">27</text:p>
          </table:table-cell>
          <table:table-cell table:style-name="Table2.A2" office:value-type="string">
            <text:p text:style-name="P52">81</text:p>
          </table:table-cell>
          <table:table-cell table:style-name="Table2.A2" office:value-type="string">
            <text:p text:style-name="P53">243</text:p>
          </table:table-cell>
          <table:table-cell table:style-name="Table2.A2" office:value-type="string">
            <text:p text:style-name="P54">729</text:p>
          </table:table-cell>
          <table:table-cell table:style-name="Table2.H2" office:value-type="string">
            <text:p text:style-name="P54">2187</text:p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6">1</text:p>
          </table:table-cell>
          <table:table-cell table:style-name="Table2.A2" office:value-type="string">
            <text:p text:style-name="P47"/>
          </table:table-cell>
          <table:table-cell table:style-name="Table2.H2" office:value-type="string">
            <text:p text:style-name="P47"/>
          </table:table-cell>
        </table:table-row>
      </table:table>
      <text:p text:style-name="P43"/>
      <text:p text:style-name="P64"><text:span text:style-name="T133">3</text:span><text:span text:style-name="T118"> </text:span><text:span text:style-name="T142">5</text:span><text:span text:style-name="T141"> * </text:span><text:span text:style-name="T143">2</text:span><text:span text:style-name="T144">3</text:span><text:span text:style-name="T141"> + </text:span><text:span text:style-name="T152">3</text:span><text:span text:style-name="T141"> </text:span><text:span text:style-name="T119">= (</text:span><text:span text:style-name="T136">3</text:span><text:span text:style-name="T119"> </text:span><text:span text:style-name="T139">5</text:span><text:span text:style-name="T119">)</text:span><text:span text:style-name="T139">23</text:span><text:span text:style-name="T119"> * </text:span><text:span text:style-name="T138">3</text:span><text:span text:style-name="T153">3</text:span><text:span text:style-name="T119"> </text:span><text:span text:style-name="T120">= </text:span><text:span text:style-name="T138">1</text:span><text:span text:style-name="T139">23</text:span><text:span text:style-name="T120"> * </text:span><text:span text:style-name="T138">3</text:span><text:span text:style-name="T154">3</text:span><text:span text:style-name="T121"> </text:span><text:span text:style-name="T122">= <text:s/></text:span><text:span text:style-name="T155">5</text:span><text:span text:style-name="T132"> </text:span><text:span text:style-name="T123">[11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" style:family="paragraph" style:parent-style-name="Text_20_body">
      <style:text-properties officeooo:rsid="000e1fd7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5:35:10.194762906</meta:creation-date>
    <dc:date>2021-01-18T20:51:38.973844243</dc:date>
    <meta:editing-duration>PT4H33M44S</meta:editing-duration>
    <meta:editing-cycles>236</meta:editing-cycles>
    <meta:generator>LibreOffice/6.4.6.2$Linux_X86_64 LibreOffice_project/40$Build-2</meta:generator>
    <meta:document-statistic meta:table-count="2" meta:image-count="0" meta:object-count="0" meta:page-count="3" meta:paragraph-count="101" meta:word-count="744" meta:character-count="1936" meta:non-whitespace-character-count="1247"/>
  </office:meta>
</office:document-meta>
</file>